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556000003000FC842CC82697A0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971cm, 18.021cm, 3.891cm, 8.93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097cm" svg:height="13.207cm" svg:x="2.651cm" svg:y="4.937cm">
          <draw:image xlink:href="Pictures/1000000000000556000003000FC842CC82697A0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08T20:46:30.283408400</dc:date>
    <meta:editing-duration>PT1M</meta:editing-duration>
    <meta:editing-cycles>1</meta:editing-cycles>
    <meta:document-statistic meta:object-count="1"/>
    <meta:generator>LibreOffice/5.2.3.2$Linux_x86 LibreOffice_project/20m0$Build-2</meta:generator>
  </office:meta>
</office:document-meta>
</file>